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Noto Mono" svg:font-family="'Noto Mono'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2" style:family="table">
      <style:table-properties style:width="17.006cm" fo:margin-left="-0.028cm" table:align="left"/>
    </style:style>
    <style:style style:name="Таблица2.A" style:family="table-column">
      <style:table-column-properties style:column-width="17.006cm"/>
    </style:style>
    <style:style style:name="Таблица2.A1" style:family="table-cell">
      <style:table-cell-properties fo:background-color="#b2b2b2" fo:padding="0.097cm" fo:border="0.05pt solid #000000">
        <style:background-image/>
      </style:table-cell-properties>
    </style:style>
    <style:style style:name="P1" style:family="paragraph" style:parent-style-name="Text_20_body">
      <style:text-properties style:font-name="DejaVu Serif" fo:font-size="14pt" officeooo:rsid="005f5270" officeooo:paragraph-rsid="005c0677" style:font-size-asian="14pt" style:font-size-complex="14pt"/>
    </style:style>
    <style:style style:name="P2" style:family="paragraph" style:parent-style-name="Text_20_body">
      <style:text-properties officeooo:paragraph-rsid="006306ea"/>
    </style:style>
    <style:style style:name="P3" style:family="paragraph" style:parent-style-name="Text_20_body">
      <style:text-properties officeooo:rsid="00659759" officeooo:paragraph-rsid="00659759"/>
    </style:style>
    <style:style style:name="P4" style:family="paragraph" style:parent-style-name="Text_20_body">
      <style:text-properties officeooo:rsid="0067ac30" officeooo:paragraph-rsid="0067ac30"/>
    </style:style>
    <style:style style:name="P5" style:family="paragraph" style:parent-style-name="Text_20_body">
      <style:text-properties officeooo:rsid="006306ea" officeooo:paragraph-rsid="006306ea"/>
    </style:style>
    <style:style style:name="P6" style:family="paragraph" style:parent-style-name="Text_20_body">
      <style:paragraph-properties fo:margin-top="0cm" fo:margin-bottom="0cm" loext:contextual-spacing="false" fo:line-height="100%"/>
      <style:text-properties style:font-name="Noto Mono" fo:font-size="12pt" officeooo:rsid="00280bdb" officeooo:paragraph-rsid="005584c6" style:font-size-asian="12pt" style:font-size-complex="12pt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style:font-name="Noto Mono" fo:font-size="12pt" officeooo:rsid="00280bdb" officeooo:paragraph-rsid="007586b9" style:font-size-asian="12pt" style:font-size-complex="12pt"/>
    </style:style>
    <style:style style:name="P8" style:family="paragraph" style:parent-style-name="Text_20_body">
      <style:paragraph-properties fo:margin-top="0cm" fo:margin-bottom="0cm" loext:contextual-spacing="false" fo:line-height="100%"/>
      <style:text-properties style:font-name="Noto Mono" fo:font-size="12pt" officeooo:rsid="00280bdb" officeooo:paragraph-rsid="0077216d" style:font-size-asian="12pt" style:font-size-complex="12pt"/>
    </style:style>
    <style:style style:name="P9" style:family="paragraph" style:parent-style-name="Text_20_body">
      <style:paragraph-properties fo:margin-top="0cm" fo:margin-bottom="0cm" loext:contextual-spacing="false" fo:line-height="100%"/>
      <style:text-properties style:font-name="Noto Mono" fo:font-size="12pt" officeooo:rsid="002869a3" officeooo:paragraph-rsid="005584c6" style:font-size-asian="12pt" style:font-size-complex="12pt"/>
    </style:style>
    <style:style style:name="P10" style:family="paragraph" style:parent-style-name="Text_20_body">
      <style:paragraph-properties fo:margin-top="0cm" fo:margin-bottom="0cm" loext:contextual-spacing="false" fo:line-height="100%"/>
      <style:text-properties style:font-name="Noto Mono" fo:font-size="12pt" officeooo:rsid="002869a3" officeooo:paragraph-rsid="0078d5fe" style:font-size-asian="12pt" style:font-size-complex="12pt"/>
    </style:style>
    <style:style style:name="P11" style:family="paragraph" style:parent-style-name="Text_20_body">
      <style:paragraph-properties fo:margin-top="0cm" fo:margin-bottom="0cm" loext:contextual-spacing="false" fo:line-height="100%"/>
      <style:text-properties style:font-name="Noto Mono" fo:font-size="12pt" officeooo:rsid="002869a3" officeooo:paragraph-rsid="007c24f9" style:font-size-asian="12pt" style:font-size-complex="12pt"/>
    </style:style>
    <style:style style:name="P12" style:family="paragraph" style:parent-style-name="Text_20_body">
      <style:paragraph-properties fo:margin-top="0cm" fo:margin-bottom="0cm" loext:contextual-spacing="false" fo:line-height="100%"/>
      <style:text-properties style:font-name="Noto Mono" fo:font-size="12pt" officeooo:rsid="002869a3" officeooo:paragraph-rsid="007c6eb5" style:font-size-asian="12pt" style:font-size-complex="12pt"/>
    </style:style>
    <style:style style:name="P13" style:family="paragraph" style:parent-style-name="Text_20_body">
      <style:paragraph-properties fo:margin-top="0cm" fo:margin-bottom="0cm" loext:contextual-spacing="false" fo:line-height="100%"/>
      <style:text-properties style:font-name="Noto Mono" fo:font-size="12pt" officeooo:rsid="002869a3" officeooo:paragraph-rsid="007dac2c" style:font-size-asian="12pt" style:font-size-complex="12pt"/>
    </style:style>
    <style:style style:name="P14" style:family="paragraph" style:parent-style-name="Title">
      <style:text-properties fo:font-size="20pt" officeooo:rsid="0060dd81" style:font-size-asian="20pt" style:font-size-complex="20pt"/>
    </style:style>
    <style:style style:name="P15" style:family="paragraph" style:parent-style-name="Text_20_body" style:list-style-name="L1">
      <style:text-properties style:font-name="DejaVu Serif" fo:font-size="14pt" officeooo:rsid="006b22e5" officeooo:paragraph-rsid="006b22e5" style:font-size-asian="14pt" style:font-size-complex="14pt"/>
    </style:style>
    <style:style style:name="P16" style:family="paragraph" style:parent-style-name="Text_20_body" style:list-style-name="L2">
      <style:text-properties style:font-name="DejaVu Serif" fo:font-size="14pt" officeooo:rsid="006b22e5" officeooo:paragraph-rsid="0084b426" style:font-size-asian="14pt" style:font-size-complex="14pt"/>
    </style:style>
    <style:style style:name="P17" style:family="paragraph" style:parent-style-name="Text_20_body" style:list-style-name="L1">
      <style:text-properties style:font-name="DejaVu Serif" fo:font-size="14pt" officeooo:rsid="006c1e04" officeooo:paragraph-rsid="006c1e04" style:font-size-asian="14pt" style:font-size-complex="14pt"/>
    </style:style>
    <style:style style:name="P18" style:family="paragraph" style:parent-style-name="Text_20_body" style:list-style-name="L1">
      <style:text-properties style:font-name="DejaVu Serif" fo:font-size="14pt" officeooo:rsid="006c2ec9" officeooo:paragraph-rsid="006c2ec9" style:font-size-asian="14pt" style:font-size-complex="14pt"/>
    </style:style>
    <style:style style:name="P19" style:family="paragraph" style:parent-style-name="Text_20_body" style:list-style-name="L2">
      <style:text-properties style:font-name="DejaVu Serif" fo:font-size="14pt" officeooo:rsid="006c2ec9" officeooo:paragraph-rsid="00899e5c" style:font-size-asian="14pt" style:font-size-complex="14pt"/>
    </style:style>
    <style:style style:name="P20" style:family="paragraph" style:parent-style-name="Text_20_body" style:list-style-name="L1">
      <style:text-properties style:font-name="DejaVu Serif" fo:font-size="14pt" officeooo:rsid="006c9962" officeooo:paragraph-rsid="006c9962" style:font-size-asian="14pt" style:font-size-complex="14pt"/>
    </style:style>
    <style:style style:name="P21" style:family="paragraph" style:parent-style-name="Text_20_body" style:list-style-name="L1">
      <style:text-properties style:font-name="DejaVu Serif" fo:font-size="14pt" officeooo:rsid="007363d7" officeooo:paragraph-rsid="0071edcb" style:font-size-asian="14pt" style:font-size-complex="14pt"/>
    </style:style>
    <style:style style:name="P22" style:family="paragraph" style:parent-style-name="Text_20_body" style:list-style-name="L1">
      <style:text-properties style:font-name="DejaVu Serif" fo:font-size="14pt" officeooo:rsid="00745e12" officeooo:paragraph-rsid="00745e12" style:font-size-asian="14pt" style:font-size-complex="14pt"/>
    </style:style>
    <style:style style:name="P23" style:family="paragraph" style:parent-style-name="Text_20_body" style:list-style-name="L1">
      <style:text-properties style:font-name="DejaVu Serif" fo:font-size="14pt" officeooo:rsid="00802166" officeooo:paragraph-rsid="00802166" style:font-size-asian="14pt" style:font-size-complex="14pt"/>
    </style:style>
    <style:style style:name="P24" style:family="paragraph" style:parent-style-name="Text_20_body" style:list-style-name="L2">
      <style:text-properties style:font-name="DejaVu Serif" fo:font-size="14pt" officeooo:rsid="00802166" officeooo:paragraph-rsid="008b6677" style:font-size-asian="14pt" style:font-size-complex="14pt"/>
    </style:style>
    <style:style style:name="P25" style:family="paragraph" style:parent-style-name="Text_20_body" style:list-style-name="L2">
      <style:text-properties style:font-name="DejaVu Serif" fo:font-size="14pt" officeooo:rsid="00899e5c" officeooo:paragraph-rsid="00899e5c" style:font-size-asian="14pt" style:font-size-complex="14pt"/>
    </style:style>
    <style:style style:name="P26" style:family="paragraph" style:parent-style-name="Text_20_body" style:list-style-name="L2">
      <style:text-properties style:font-name="DejaVu Serif" fo:font-size="14pt" officeooo:rsid="008b6677" officeooo:paragraph-rsid="008b6677" style:font-size-asian="14pt" style:font-size-complex="14pt"/>
    </style:style>
    <style:style style:name="P27" style:family="paragraph" style:parent-style-name="Text_20_body">
      <style:text-properties officeooo:rsid="0066d0ec" officeooo:paragraph-rsid="0066d0ec"/>
    </style:style>
    <style:style style:name="P28" style:family="paragraph" style:parent-style-name="Text_20_body">
      <style:text-properties style:font-name="monospace" officeooo:rsid="0066d0ec" officeooo:paragraph-rsid="0066d0ec"/>
    </style:style>
    <style:style style:name="P29" style:family="paragraph" style:parent-style-name="Text_20_body">
      <style:text-properties style:font-name="monospace" officeooo:rsid="00911ed8" officeooo:paragraph-rsid="00911ed8"/>
    </style:style>
    <style:style style:name="T1" style:family="text">
      <style:text-properties officeooo:rsid="002869a3"/>
    </style:style>
    <style:style style:name="T2" style:family="text">
      <style:text-properties fo:color="#1e6a39"/>
    </style:style>
    <style:style style:name="T3" style:family="text">
      <style:text-properties fo:color="#1e6a39" officeooo:rsid="00332306"/>
    </style:style>
    <style:style style:name="T4" style:family="text">
      <style:text-properties fo:color="#1e6a39" officeooo:rsid="0074c044"/>
    </style:style>
    <style:style style:name="T5" style:family="text">
      <style:text-properties fo:color="#1e6a39" officeooo:rsid="007586b9"/>
    </style:style>
    <style:style style:name="T6" style:family="text">
      <style:text-properties fo:color="#1e6a39" officeooo:rsid="0078d5fe"/>
    </style:style>
    <style:style style:name="T7" style:family="text">
      <style:text-properties fo:color="#1e6a39" officeooo:rsid="007c24f9"/>
    </style:style>
    <style:style style:name="T8" style:family="text">
      <style:text-properties fo:color="#1e6a39" officeooo:rsid="007c6eb5"/>
    </style:style>
    <style:style style:name="T9" style:family="text">
      <style:text-properties officeooo:rsid="00307046"/>
    </style:style>
    <style:style style:name="T10" style:family="text">
      <style:text-properties officeooo:rsid="00332306"/>
    </style:style>
    <style:style style:name="T11" style:family="text">
      <style:text-properties officeooo:rsid="0040bbb0"/>
    </style:style>
    <style:style style:name="T12" style:family="text">
      <style:text-properties officeooo:rsid="0060dd81"/>
    </style:style>
    <style:style style:name="T13" style:family="text">
      <style:text-properties style:font-name="Liberation Sans" fo:font-size="16.1000003814697pt" fo:font-weight="bold" style:font-name-asian="Noto Sans CJK JP Regular" style:font-size-asian="16.1000003814697pt" style:font-weight-asian="bold" style:font-name-complex="FreeSans" style:font-size-complex="16.1000003814697pt" style:font-weight-complex="bold"/>
    </style:style>
    <style:style style:name="T14" style:family="text">
      <style:text-properties style:font-name="Liberation Sans" fo:font-size="16.1000003814697pt" fo:font-weight="bold" officeooo:rsid="0066d0ec" style:font-name-asian="Noto Sans CJK JP Regular" style:font-size-asian="16.1000003814697pt" style:font-weight-asian="bold" style:font-name-complex="FreeSans" style:font-size-complex="16.1000003814697pt" style:font-weight-complex="bold"/>
    </style:style>
    <style:style style:name="T15" style:family="text">
      <style:text-properties style:font-name="Liberation Sans" fo:font-size="16.1000003814697pt" fo:font-weight="bold" officeooo:rsid="007363d7" style:font-name-asian="Noto Sans CJK JP Regular" style:font-size-asian="16.1000003814697pt" style:font-weight-asian="bold" style:font-name-complex="FreeSans" style:font-size-complex="16.1000003814697pt" style:font-weight-complex="bold"/>
    </style:style>
    <style:style style:name="T16" style:family="text">
      <style:text-properties style:font-name="Liberation Sans" fo:font-size="16.1000003814697pt" fo:font-weight="bold" officeooo:rsid="00911ed8" style:font-name-asian="Noto Sans CJK JP Regular" style:font-size-asian="16.1000003814697pt" style:font-weight-asian="bold" style:font-name-complex="FreeSans" style:font-size-complex="16.1000003814697pt" style:font-weight-complex="bold"/>
    </style:style>
    <style:style style:name="T17" style:family="text">
      <style:text-properties officeooo:rsid="006306ea"/>
    </style:style>
    <style:style style:name="T18" style:family="text">
      <style:text-properties officeooo:rsid="006e4018"/>
    </style:style>
    <style:style style:name="T19" style:family="text">
      <style:text-properties officeooo:rsid="0074a034"/>
    </style:style>
    <style:style style:name="T20" style:family="text">
      <style:text-properties officeooo:rsid="0074c044"/>
    </style:style>
    <style:style style:name="T21" style:family="text">
      <style:text-properties officeooo:rsid="007586b9"/>
    </style:style>
    <style:style style:name="T22" style:family="text">
      <style:text-properties officeooo:rsid="0076f8cb"/>
    </style:style>
    <style:style style:name="T23" style:family="text">
      <style:text-properties officeooo:rsid="0077216d"/>
    </style:style>
    <style:style style:name="T24" style:family="text">
      <style:text-properties officeooo:rsid="0078d5fe"/>
    </style:style>
    <style:style style:name="T25" style:family="text">
      <style:text-properties officeooo:rsid="00280bdb"/>
    </style:style>
    <style:style style:name="T26" style:family="text">
      <style:text-properties officeooo:rsid="007c24f9"/>
    </style:style>
    <style:style style:name="T27" style:family="text">
      <style:text-properties officeooo:rsid="0086b0ae"/>
    </style:style>
    <style:style style:name="T28" style:family="text">
      <style:text-properties officeooo:rsid="008f2272"/>
    </style:style>
    <style:style style:name="T29" style:family="text">
      <style:text-properties fo:color="#000000" style:font-name="Liberation Sans" fo:font-size="16.1000003814697pt" fo:font-weight="bold" officeooo:rsid="00911ed8" fo:background-color="#ffffff" loext:char-shading-value="0" style:font-name-asian="Noto Sans CJK JP Regular" style:font-size-asian="16.1000003814697pt" style:font-weight-asian="bold" style:font-name-complex="FreeSans" style:font-size-complex="16.1000003814697pt" style:font-weight-complex="bold"/>
    </style:style>
    <style:style style:name="T30" style:family="text">
      <style:text-properties fo:color="#000000" style:font-name="DejaVu Serif" fo:font-size="14pt" fo:font-weight="bold" officeooo:rsid="00802166" fo:background-color="#ffffff" loext:char-shading-value="0" style:font-name-asian="Noto Sans CJK JP Regular" style:font-size-asian="14pt" style:font-weight-asian="bold" style:font-name-complex="FreeSans" style:font-size-complex="14pt" style:font-weight-complex="bold"/>
    </style:style>
    <style:style style:name="T31" style:family="text">
      <style:text-properties fo:color="#000000" style:font-name="DejaVu Serif" fo:font-size="14pt" fo:font-weight="normal" officeooo:rsid="00802166" fo:background-color="#ffffff" loext:char-shading-value="0" style:font-name-asian="Noto Sans CJK JP Regular" style:font-size-asian="14pt" style:font-weight-asian="normal" style:font-name-complex="FreeSans" style:font-size-complex="14pt" style:font-weight-complex="normal"/>
    </style:style>
    <style:style style:name="T32" style:family="text">
      <style:text-properties fo:color="#000000" style:font-name="Noto Mono" fo:font-size="14pt" fo:font-weight="normal" officeooo:rsid="00802166" fo:background-color="#ffffff" loext:char-shading-value="0" style:font-name-asian="Noto Sans CJK JP Regular" style:font-size-asian="14pt" style:font-weight-asian="normal" style:font-name-complex="FreeSans" style:font-size-complex="14pt" style:font-weight-complex="normal"/>
    </style:style>
    <style:style style:name="T33" style:family="text">
      <style:text-properties style:font-name="DejaVu Serif" fo:font-size="14pt" fo:font-weight="bold" officeooo:rsid="00802166" style:font-name-asian="Noto Sans CJK JP Regular" style:font-size-asian="14pt" style:font-weight-asian="bold" style:font-name-complex="FreeSans" style:font-size-complex="14pt" style:font-weight-complex="bold"/>
    </style:style>
    <style:style style:name="T34" style:family="text">
      <style:text-properties style:font-name="DejaVu Serif" fo:font-size="14pt" fo:font-weight="normal" officeooo:rsid="00802166" style:font-name-asian="Noto Sans CJK JP Regular" style:font-size-asian="14pt" style:font-weight-asian="normal" style:font-name-complex="FreeSans" style:font-size-complex="14pt" style:font-weight-complex="normal"/>
    </style:style>
    <style:style style:name="T35" style:family="text">
      <style:text-properties fo:color="#ff0000" style:font-name="DejaVu Serif" fo:font-size="14pt" fo:font-weight="normal" officeooo:rsid="00802166" style:font-name-asian="Noto Sans CJK JP Regular" style:font-size-asian="14pt" style:font-weight-asian="normal" style:font-name-complex="FreeSans" style:font-size-complex="14pt" style:font-weight-complex="normal"/>
    </style:style>
    <style:style style:name="T36" style:family="text">
      <style:text-properties fo:color="#ff0000" style:font-name="Noto Mono" fo:font-size="14pt" fo:font-weight="normal" officeooo:rsid="00802166" style:font-name-asian="Noto Sans CJK JP Regular" style:font-size-asian="14pt" style:font-weight-asian="normal" style:font-name-complex="FreeSans" style:font-size-complex="14pt" style:font-weight-complex="normal"/>
    </style:style>
    <style:style style:name="T37" style:family="text">
      <style:text-properties fo:color="#00a933" style:font-name="DejaVu Serif" fo:font-size="14pt" fo:font-weight="normal" officeooo:rsid="00802166" fo:background-color="#ffffff" loext:char-shading-value="0" style:font-name-asian="Noto Sans CJK JP Regular" style:font-size-asian="14pt" style:font-weight-asian="normal" style:font-name-complex="FreeSans" style:font-size-complex="14pt" style:font-weight-complex="normal"/>
    </style:style>
    <style:style style:name="T38" style:family="text">
      <style:text-properties fo:color="#00a933" style:font-name="DejaVu Serif" fo:font-size="14pt" fo:font-weight="normal" officeooo:rsid="00802166" style:font-name-asian="Noto Sans CJK JP Regular" style:font-size-asian="14pt" style:font-weight-asian="normal" style:font-name-complex="FreeSans" style:font-size-complex="14pt" style:font-weight-complex="normal"/>
    </style:style>
    <style:style style:name="T39" style:family="text">
      <style:text-properties fo:color="#00a933" style:font-name="Noto Mono" fo:font-size="14pt" fo:font-weight="normal" officeooo:rsid="00802166" fo:background-color="#ffffff" loext:char-shading-value="0" style:font-name-asian="Noto Sans CJK JP Regular" style:font-size-asian="14pt" style:font-weight-asian="normal" style:font-name-complex="FreeSans" style:font-size-complex="14pt" style:font-weight-complex="normal"/>
    </style:style>
    <style:style style:name="T40" style:family="text">
      <style:text-properties fo:color="#00a933" style:font-name="Noto Mono" fo:font-size="14pt" fo:font-weight="normal" officeooo:rsid="00802166" style:font-name-asian="Noto Sans CJK JP Regular" style:font-size-asian="14pt" style:font-weight-asian="normal" style:font-name-complex="FreeSans" style:font-size-complex="14pt" style:font-weight-complex="normal"/>
    </style:style>
    <style:style style:name="T41" style:family="text">
      <style:text-properties style:font-name="Noto Mono" fo:font-size="14pt" fo:font-weight="normal" officeooo:rsid="00802166" style:font-name-asian="Noto Sans CJK JP Regular" style:font-size-asian="14pt" style:font-weight-asian="normal" style:font-name-complex="FreeSans" style:font-size-complex="14pt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Удаленная настройка средств защиты информации</text:p>
      <text:h text:style-name="Heading_20_1" text:outline-level="1">Описание работы ПО</text:h>
      <text:p text:style-name="P2"><text:tab/><text:span text:style-name="T17">СЗИ — Средста защиты информации </text:span></text:p>
      <text:p text:style-name="P5"><text:tab/>НСД — несанкционированный доступ</text:p>
      <text:h text:style-name="Heading_20_2" text:outline-level="2"><text:span text:style-name="T11">1. </text:span>Запрос <text:span text:style-name="T12">информации о подключенных хостах</text:span></text:h>
      <text:list xml:id="list1268552539" text:style-name="L1">
        <text:list-item>
          <text:p text:style-name="P15">От АРМ АБИ приходит запрос формата «get» «host-list»</text:p>
        </text:list-item>
        <text:list-item>
          <text:p text:style-name="P17">ПО запрашивает через ald-admin host-list список доступных хостов</text:p>
        </text:list-item>
        <text:list-item>
          <text:p text:style-name="P18">ПО проверяет доступность хоста к SSH подключению</text:p>
        </text:list-item>
        <text:list-item>
          <text:p text:style-name="P20">Для доступных хостов формируется запрос наличия и версии СЗИ (для Dr.Web: drweb-ctl —version; <text:span text:style-name="T18">для Kaspersky: ...</text:span>)</text:p>
        </text:list-item>
        <text:list-item>
          <text:p text:style-name="P21">ПО ищет дистрибутивы СЗИ в папках, указанных в файле настроек</text:p>
        </text:list-item>
        <text:list-item>
          <text:p text:style-name="P22">ПО формирует JSON</text:p>
        </text:list-item>
      </text:list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6">{</text:p>
            <text:p text:style-name="P6"><text:s text:c="2"/>"<text:span text:style-name="T2">version</text:span>":"1.<text:span text:style-name="T10">0.0</text:span>",</text:p>
            <text:p text:style-name="P6"><text:s text:c="2"/>"<text:span text:style-name="T2">object</text:span>":"<text:span text:style-name="T9">controller_antivirus</text:span>",</text:p>
            <text:p text:style-name="P6"><text:s text:c="2"/>"<text:span text:style-name="T2">operation</text:span>":"<text:span text:style-name="T19">get_hosts</text:span>",</text:p>
            <text:p text:style-name="P6"><text:s text:c="2"/>"<text:span text:style-name="T3">state</text:span>":"<text:span text:style-name="T10">done</text:span>",</text:p>
            <text:p text:style-name="P6"><text:s text:c="2"/>"<text:span text:style-name="T2">data</text:span>":<text:span text:style-name="T1">[</text:span></text:p>
            <text:p text:style-name="P6"><text:s text:c="4"/><text:span text:style-name="T1">{</text:span></text:p>
            <text:p text:style-name="P6"><text:s text:c="6"/>"<text:span text:style-name="T4">host</text:span>":"<text:span text:style-name="T20">host.name.dns</text:span>"</text:p>
            <text:p text:style-name="P7"><text:s text:c="6"/>"<text:span text:style-name="T5">drweb</text:span>":"<text:span text:style-name="T21">11.01.113111</text:span>"</text:p>
            <text:p text:style-name="P7"><text:s text:c="6"/>"<text:span text:style-name="T5">kaspersky</text:span>":"<text:span text:style-name="T22">0</text:span>"</text:p>
            <text:p text:style-name="P6"><text:s text:c="4"/><text:span text:style-name="T1">}</text:span></text:p>
            <text:p text:style-name="P8"><text:s text:c="4"/><text:span text:style-name="T1">{</text:span></text:p>
            <text:p text:style-name="P8"><text:s text:c="6"/>"<text:span text:style-name="T4">host</text:span>":"<text:span text:style-name="T20">host.name.dns</text:span>"</text:p>
            <text:p text:style-name="P8"><text:s text:c="6"/>"<text:span text:style-name="T5">drweb</text:span>":"<text:span text:style-name="T23">0</text:span>"</text:p>
            <text:p text:style-name="P8"><text:s text:c="6"/>"<text:span text:style-name="T5">kaspersky</text:span>":"<text:span text:style-name="T23">7.3</text:span>"</text:p>
            <text:p text:style-name="P8"><text:s text:c="4"/><text:span text:style-name="T1">}</text:span></text:p>
            <text:p text:style-name="P9"><text:s text:c="2"/>]</text:p>
            <text:p text:style-name="P10"><text:s text:c="2"/><text:span text:style-name="T25">"</text:span><text:span text:style-name="T6">options</text:span><text:span text:style-name="T25">":[</text:span></text:p>
            <text:p text:style-name="P10"><text:s text:c="5"/><text:span text:style-name="T26">{</text:span></text:p>
            <text:p text:style-name="P11"><text:s text:c="7"/><text:span text:style-name="T25">"</text:span><text:span text:style-name="T7">av_type</text:span><text:span text:style-name="T25">":"drweb"</text:span></text:p>
            <text:p text:style-name="P12"><text:s text:c="7"/><text:span text:style-name="T25">"</text:span><text:span text:style-name="T7">av_</text:span><text:span text:style-name="T8">version</text:span><text:span text:style-name="T25">":"11.001.113111"</text:span></text:p>
            <text:p text:style-name="P10"><text:s text:c="5"/><text:span text:style-name="T26">}</text:span></text:p>
            <text:p text:style-name="P13"><text:soft-page-break/><text:s text:c="5"/><text:span text:style-name="T26">{</text:span></text:p>
            <text:p text:style-name="P13"><text:s text:c="7"/><text:span text:style-name="T25">"</text:span><text:span text:style-name="T7">av_type</text:span><text:span text:style-name="T25">":"kaspersky"</text:span></text:p>
            <text:p text:style-name="P13"><text:s text:c="7"/><text:span text:style-name="T25">"</text:span><text:span text:style-name="T7">av_</text:span><text:span text:style-name="T8">version</text:span><text:span text:style-name="T25">":"7.3"</text:span></text:p>
            <text:p text:style-name="P13"><text:s text:c="5"/><text:span text:style-name="T26">}</text:span></text:p>
            <text:p text:style-name="P10"><text:s text:c="2"/><text:span text:style-name="T24">]</text:span></text:p>
            <text:p text:style-name="P6">}</text:p>
          </table:table-cell>
        </table:table-row>
      </table:table>
      <text:list xml:id="list230221958419508" text:continue-numbering="true" text:style-name="L1">
        <text:list-item>
          <text:p text:style-name="P23">Отправка JSON на клиента</text:p>
        </text:list-item>
      </text:list>
      <text:p text:style-name="P3"><text:span text:style-name="T15">2</text:span><text:span text:style-name="T13">. Запрос на установку СЗИ на </text:span><text:span text:style-name="T14">выбранный</text:span><text:span text:style-name="T13"> хост</text:span></text:p>
      <text:list xml:id="list1334216273" text:style-name="L2">
        <text:list-item>
          <text:p text:style-name="P16">От АРМ АБИ приходит запрос формата «<text:span text:style-name="T27">install</text:span>»-«<text:span text:style-name="T27">antiv</text:span>», «<text:span text:style-name="T28">data»-«host:distrib»</text:span> </text:p>
        </text:list-item>
        <text:list-item>
          <text:p text:style-name="P19">ПО проверяет доступность хоста к SSH подключению</text:p>
        </text:list-item>
        <text:list-item>
          <text:p text:style-name="P25">ПО выполняет передачу дистрибутива на хост в папку /tmp</text:p>
        </text:list-item>
        <text:list-item>
          <text:p text:style-name="P25">ПО выполняет запуск установки выбранного дистрибутива через SSH запрос</text:p>
        </text:list-item>
        <text:list-item>
          <text:p text:style-name="P26">По окончании установки ПО формирует ответ JSON с результатом</text:p>
        </text:list-item>
        <text:list-item>
          <text:p text:style-name="P24">Отправка JSON на клиента</text:p>
        </text:list-item>
      </text:list>
      <text:p text:style-name="P27"><text:span text:style-name="T15">3</text:span><text:span text:style-name="T13">. Запуск СЗИ для проверки выбранн</text:span><text:span text:style-name="T16">ых папок на хосте</text:span></text:p>
      <text:p text:style-name="P29"><text:span text:style-name="T31"/></text:p>
      <text:p text:style-name="P28"><text:span text:style-name="T32">/tmp/1/OSDiagnosticSystem.pro - </text:span><text:span text:style-name="T39">Ok</text:span><text:span text:style-name="T32"> </text:span><text:span text:style-name="T41"><text:line-break/>/tmp/1/OSDiagnosticSystem.pro.user - </text:span><text:span text:style-name="T40">Ok</text:span><text:span text:style-name="T41"> <text:line-break/>/tmp/1/CIH_14.EXE - </text:span><text:span text:style-name="T36">infected</text:span><text:span text:style-name="T41"> with Win95.CIH.1003</text:span><text:span text:style-name="T16"><text:line-break/></text:span></text:p>
      <text:p text:style-name="P4"><text:span text:style-name="T15">4</text:span><text:span text:style-name="T13">. Запуск СЗИ на всех доступных хостах</text:span></text:p>
      <text:p text:style-name="P4"><text:span text:style-name="T15">5</text:span><text:span text:style-name="T13">. Формирование отчета о проведенной проверке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Noto Mono" svg:font-family="'Noto Mono'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22:16:45.263779060</meta:creation-date>
    <meta:generator>LibreOffice/6.2.3.2$Linux_X86_64 LibreOffice_project/6bd8f51f0bb0f42344f66a65ca86e692fe0f70bc</meta:generator>
    <dc:date>2019-05-07T23:02:20.078444215</dc:date>
    <meta:editing-duration>PT2H47M15S</meta:editing-duration>
    <meta:editing-cycles>104</meta:editing-cycles>
    <meta:document-statistic meta:table-count="1" meta:image-count="0" meta:object-count="0" meta:page-count="2" meta:paragraph-count="51" meta:word-count="205" meta:character-count="1642" meta:non-whitespace-character-count="1376"/>
  </office:meta>
</office:document-meta>
</file>